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e48" officeooo:paragraph-rsid="00036e48"/>
    </style:style>
    <style:style style:name="P2" style:family="paragraph" style:parent-style-name="Standard">
      <style:text-properties fo:font-size="14pt" fo:font-weight="bold" officeooo:rsid="00036e48" officeooo:paragraph-rsid="00036e4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36e48" officeooo:paragraph-rsid="00036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Cookies Examples</text:p>
      <text:p text:style-name="P1"/>
      <text:p text:style-name="P1">&lt;!DOCTYPE html&gt;</text:p>
      <text:p text:style-name="P1">&lt;html&gt;</text:p>
      <text:p text:style-name="P1">&lt;head&gt;</text:p>
      <text:p text:style-name="P1"><text:tab/>&lt;title&gt;JavaScript Cookies Example&lt;/title&gt;</text:p>
      <text:p text:style-name="P1">&lt;/head&gt;</text:p>
      <text:p text:style-name="P1">&lt;body&gt;</text:p>
      <text:p text:style-name="P1"><text:tab/>&lt;button onclick="setCookie()"&gt;Set Cookie&lt;/button&gt;</text:p>
      <text:p text:style-name="P1"><text:tab/>&lt;button onclick="getCookie()"&gt;Get Cookie&lt;/button&gt;</text:p>
      <text:p text:style-name="P1"><text:tab/>&lt;script&gt;</text:p>
      <text:p text:style-name="P1"><text:tab/><text:tab/>function setCookie() {</text:p>
      <text:p text:style-name="P1"><text:tab/><text:tab/><text:tab/>var expires = new Date();</text:p>
      <text:p text:style-name="P1">expires.setDate(expires.getDate() + 1);</text:p>
      <text:p text:style-name="P1"/>
      <text:p text:style-name="P1">// Set the cookie with the expiration date</text:p>
      <text:p text:style-name="P1">document.cookie = "myCookie=value;expires=" + expires.toUTCString() + ";path=/";</text:p>
      <text:p text:style-name="P1"><text:tab/><text:tab/><text:tab/>alert("Cookie set successfully!");</text:p>
      <text:p text:style-name="P1"><text:tab/><text:tab/>}</text:p>
      <text:p text:style-name="P1"><text:tab/><text:tab/></text:p>
      <text:p text:style-name="P1"><text:tab/><text:tab/>function getCookie() {</text:p>
      <text:p text:style-name="P1"><text:tab/><text:tab/><text:tab/>var cookieValue = document.cookie.replace(/(?:(?:^|.*;\s*)username\s*\=\s*([^;]*).*$)|^.*$/, "$1");</text:p>
      <text:p text:style-name="P1"><text:tab/><text:tab/><text:tab/>alert("Cookie value: " + cookieValue);</text:p>
      <text:p text:style-name="P1"><text:tab/><text:tab/>}</text:p>
      <text:p text:style-name="P1"><text:tab/>&lt;/script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2T16:42:13.370000000</meta:creation-date>
    <dc:date>2023-04-22T20:23:36.743000000</dc:date>
    <meta:editing-duration>PT11M58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5" meta:word-count="66" meta:character-count="667" meta:non-whitespace-character-count="598"/>
  </office:meta>
</office:document-meta>
</file>